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HIDALGO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268987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6597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DRIGUEZ CAVERO, EDER JUS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9815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RELLANO VALDEZ, MARGOT GABRIEL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499104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GALLINAS ROJAS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0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22:45:1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